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 style:list-style-name="L1">
      <style:text-properties style:font-name="Courier"/>
    </style:style>
    <style:style style:name="P3" style:family="paragraph" style:parent-style-name="Standard">
      <style:text-properties style:font-name="Courier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ducació per a la ciutadania<text:tab/><text:tab/><text:tab/><text:tab/></text:p>
      <text:p text:style-name="P3">Exercici sobre la pel·lícula <text:span text:style-name="T1">Intocable</text:span></text:p>
      <text:p text:style-name="P3"/>
      <text:p text:style-name="P1">Nom i cognoms:</text:p>
      <text:p text:style-name="P1"/>
      <text:p text:style-name="P1"/>
      <text:list xml:id="list32178632" text:style-name="L1">
        <text:list-item>
          <text:p text:style-name="P2">Fes un resum de la pel·lícula</text:p>
          <text:p text:style-name="P2"/>
        </text:list-item>
        <text:list-item>
          <text:p text:style-name="P2">Compara la manera de ser dels dos protagonistes</text:p>
          <text:p text:style-name="P2"/>
        </text:list-item>
        <text:list-item>
          <text:p text:style-name="P2">Per què creus que malgrat ser tan diferents s'entenen tan bé?</text:p>
          <text:p text:style-name="P2"/>
        </text:list-item>
        <text:list-item>
          <text:p text:style-name="P2">Explica els diferents tipus de diferències socials que queden reflectides a la pel·lícula.</text:p>
          <text:p text:style-name="P2"/>
        </text:list-item>
        <text:list-item>
          <text:p text:style-name="P2">Fes una crítica, positiva o negativa, de la pel·lícula com si fossis un crític de cinema d'un diari o d'una web dedicada al cinem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4-10T12:04:27.20</meta:creation-date>
    <meta:print-date>2013-04-10T12:15:20.95</meta:print-date>
    <meta:document-statistic meta:table-count="0" meta:image-count="0" meta:object-count="0" meta:page-count="1" meta:paragraph-count="8" meta:word-count="80" meta:character-count="452"/>
    <dc:date>2013-04-10T12:16:29.62</dc:date>
    <meta:editing-duration>PT00H12M10S</meta:editing-duration>
    <meta:editing-cycles>1</meta:editing-cycles>
    <meta:generator>OpenOffice.org/3.1$Win32 OpenOffice.org_project/310m11$Build-9399</meta:generator>
  </office:meta>
</office:document-meta>
</file>